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68cm" fo:min-width="3.15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04cm" fo:min-width="0.395cm"/>
    </style:style>
    <style:style style:name="gr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08cm" fo:min-width="3.4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67cm" fo:min-width="3.15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04cm" fo:min-width="0.394cm"/>
    </style:style>
    <style:style style:name="gr8" style:family="graphic" style:parent-style-name="standard">
      <style:graphic-properties draw:textarea-horizontal-align="justify" draw:textarea-vertical-align="middle" draw:auto-grow-height="false" fo:min-height="0.604cm" fo:min-width="0.336cm"/>
    </style:style>
    <style:style style:name="gr9" style:family="graphic" style:parent-style-name="standard">
      <style:graphic-properties draw:textarea-horizontal-align="justify" draw:textarea-vertical-align="middle" draw:auto-grow-height="false" fo:min-height="0.32cm" fo:min-width="0.057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0.273cm"/>
    </style:style>
    <style:style style:name="gr11" style:family="graphic" style:parent-style-name="standard">
      <style:graphic-properties draw:textarea-horizontal-align="justify" draw:textarea-vertical-align="middle" draw:auto-grow-height="false" fo:min-height="1.648cm" fo:min-width="3.0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8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/>
    </style:style>
    <style:style style:name="gr14" style:family="graphic" style:parent-style-name="standard">
      <style:graphic-properties draw:stroke="none" svg:stroke-color="#000000" draw:fill="none" draw:fill-color="#ffffff" fo:min-height="0.9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0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776cm" svg:height="1.238cm" svg:x="9.061cm" svg:y="14.289cm">
          <text:p text:style-name="P1">Loop through each 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.789cm" svg:height="1.107cm" svg:x="10.021cm" svg:y="1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6.161cm" svg:height="0.683cm" svg:x="4.436cm" svg:y="19.319cm">
          <draw:text-box>
            <text:p>If the current item &lt; next item</text:p>
          </draw:text-box>
        </draw:frame>
        <draw:custom-shape draw:style-name="gr4" draw:text-style-name="P1" xml:id="id1" draw:id="id1" draw:layer="layout" svg:width="4.074cm" svg:height="1.172cm" svg:x="3.695cm" svg:y="16.504cm">
          <text:p text:style-name="P1">Move to the next 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5.732cm" svg:y1="16.504cm" svg:x2="9.061cm" svg:y2="14.908cm" draw:start-shape="id1" draw:start-glue-point="0" draw:end-shape="id2" draw:end-glue-point="3" svg:d="M5732 16504v-1596h3329" svg:viewBox="0 0 3330 1597">
          <text:p/>
        </draw:connector>
        <draw:connector draw:style-name="gr5" draw:text-style-name="P4" draw:layer="layout" svg:x1="10.021cm" svg:y1="20.005cm" svg:x2="5.732cm" svg:y2="17.676cm" draw:start-shape="id3" draw:start-glue-point="5" draw:end-shape="id1" draw:end-glue-point="2" svg:d="M10021 20005h-4289v-2329" svg:viewBox="0 0 4290 2330">
          <text:p/>
        </draw:connector>
        <draw:custom-shape draw:style-name="gr4" draw:text-style-name="P1" xml:id="id5" draw:id="id5" draw:layer="layout" svg:width="4.074cm" svg:height="1.172cm" svg:x="14.526cm" svg:y="17.728cm">
          <text:p text:style-name="P1">Swap current item with next 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10.949cm" svg:y1="15.527cm" svg:x2="10.915cm" svg:y2="19.451cm" draw:start-shape="id2" draw:start-glue-point="2" draw:end-shape="id3" draw:end-glue-point="0" svg:d="M10949 15527l-34 3924" svg:viewBox="0 0 35 3925">
          <text:p/>
        </draw:connector>
        <draw:custom-shape draw:style-name="gr1" draw:text-style-name="P1" xml:id="id7" draw:id="id7" draw:layer="layout" svg:width="3.776cm" svg:height="1.238cm" svg:x="9.077cm" svg:y="9.384cm">
          <text:p text:style-name="P1">Loop while items have been swa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161cm" svg:height="0.683cm" svg:x="9.043cm" svg:y="20.52cm">
          <draw:text-box>
            <text:p>All items checked</text:p>
          </draw:text-box>
        </draw:frame>
        <draw:custom-shape draw:style-name="gr6" draw:text-style-name="P1" xml:id="id8" draw:id="id8" draw:layer="layout" svg:width="3.776cm" svg:height="1.237cm" svg:x="9.061cm" svg:y="11.879cm">
          <text:p text:style-name="P1">Set swapped to fa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3.776cm" svg:height="1.237cm" svg:x="14.625cm" svg:y="15.514cm">
          <text:p text:style-name="P1">Set swapped to tr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6.513cm" svg:y1="15.514cm" svg:x2="12.837cm" svg:y2="14.908cm" draw:start-shape="id4" draw:start-glue-point="0" draw:end-shape="id2" draw:end-glue-point="1" svg:d="M16513 15514v-606h-3676" svg:viewBox="0 0 3677 607">
          <text:p/>
        </draw:connector>
        <draw:connector draw:style-name="gr5" draw:text-style-name="P4" draw:layer="layout" svg:x1="11.81cm" svg:y1="20.005cm" svg:x2="16.563cm" svg:y2="18.9cm" draw:start-shape="id3" draw:start-glue-point="7" draw:end-shape="id5" draw:end-glue-point="2" svg:d="M11810 20005h4753v-1105" svg:viewBox="0 0 4754 1106">
          <text:p/>
        </draw:connector>
        <draw:frame draw:style-name="gr3" draw:text-style-name="P3" draw:layer="layout" svg:width="5.763cm" svg:height="0.683cm" svg:x="11.937cm" svg:y="19.4cm">
          <draw:text-box>
            <text:p>If the current item &gt; next item</text:p>
          </draw:text-box>
        </draw:frame>
        <draw:custom-shape draw:style-name="gr7" draw:text-style-name="P2" xml:id="id6" draw:id="id6" draw:layer="layout" svg:width="1.788cm" svg:height="1.107cm" svg:x="10.041cm" svg:y="21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6.161cm" svg:height="0.683cm" svg:x="3.596cm" svg:y="21.584cm">
          <draw:text-box>
            <text:p>If items were swapped</text:p>
          </draw:text-box>
        </draw:frame>
        <draw:connector draw:style-name="gr5" draw:text-style-name="P4" draw:layer="layout" draw:type="line" svg:x1="10.916cm" svg:y1="20.558cm" svg:x2="10.935cm" svg:y2="21.731cm" draw:start-shape="id3" draw:start-glue-point="6" draw:end-shape="id6" svg:d="M10916 20558l19 1173" svg:viewBox="0 0 20 1174">
          <text:p/>
        </draw:connector>
        <draw:connector draw:style-name="gr5" draw:text-style-name="P4" draw:layer="layout" draw:line-skew="-5.776cm" svg:x1="10.041cm" svg:y1="22.285cm" svg:x2="9.077cm" svg:y2="10.003cm" draw:start-shape="id6" draw:start-glue-point="5" draw:end-shape="id7" draw:end-glue-point="3" svg:d="M10041 22285h-7241v-12282h6277" svg:viewBox="0 0 7242 12283">
          <text:p/>
        </draw:connector>
        <draw:connector draw:style-name="gr5" draw:text-style-name="P4" draw:layer="layout" draw:type="line" svg:x1="16.563cm" svg:y1="17.728cm" svg:x2="16.513cm" svg:y2="16.751cm" draw:start-shape="id5" draw:start-glue-point="0" draw:end-shape="id4" draw:end-glue-point="2" svg:d="M16563 17728l-50-977" svg:viewBox="0 0 51 978">
          <text:p/>
        </draw:connector>
        <draw:connector draw:style-name="gr5" draw:text-style-name="P4" draw:layer="layout" draw:type="line" svg:x1="10.949cm" svg:y1="13.116cm" svg:x2="10.949cm" svg:y2="14.289cm" draw:start-shape="id8" draw:start-glue-point="2" draw:end-shape="id2" svg:d="M10949 13116v1173" svg:viewBox="0 0 1 1174">
          <text:p/>
        </draw:connector>
        <draw:connector draw:style-name="gr5" draw:text-style-name="P4" draw:layer="layout" draw:type="line" svg:x1="10.965cm" svg:y1="10.622cm" svg:x2="10.949cm" svg:y2="11.879cm" draw:start-shape="id7" draw:start-glue-point="2" draw:end-shape="id8" draw:end-glue-point="0" svg:d="M10965 10622l-16 1257" svg:viewBox="0 0 17 1258">
          <text:p/>
        </draw:connector>
        <draw:custom-shape draw:style-name="gr6" draw:text-style-name="P1" xml:id="id9" draw:id="id9" draw:layer="layout" svg:width="3.776cm" svg:height="1.237cm" svg:x="9.061cm" svg:y="23.99cm">
          <text:p text:style-name="P1">Items are in size or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0" draw:id="id10" draw:layer="layout" svg:width="1.18cm" svg:height="1.208cm" svg:x="10.369cm" svg:y="26.221cm">
          <text:p/>
          <draw:enhanced-geometry svg:viewBox="0 0 21600 21600" draw:glue-points="10800 0 3163 3163 0 10800 3163 18437 10800 21600 18437 18437 21600 10800 18437 3163" draw:text-areas="3163 3163 18437 18437" draw:type="ring" draw:modifiers="1990.893947806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2" draw:layer="layout" svg:width="0.787cm" svg:height="0.804cm" svg:x="10.565cm" svg:y="26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0.935cm" svg:y1="22.838cm" svg:x2="10.949cm" svg:y2="23.99cm" draw:start-shape="id6" draw:start-glue-point="6" draw:end-shape="id9" draw:end-glue-point="0" svg:d="M10935 22838l14 1152" svg:viewBox="0 0 15 1153">
          <text:p/>
        </draw:connector>
        <draw:connector draw:style-name="gr5" draw:text-style-name="P4" draw:layer="layout" draw:type="line" svg:x1="10.949cm" svg:y1="25.227cm" svg:x2="10.959cm" svg:y2="26.221cm" draw:start-shape="id9" draw:start-glue-point="2" draw:end-shape="id10" draw:end-glue-point="4" svg:d="M10949 25227l10 994" svg:viewBox="0 0 11 995">
          <text:p/>
        </draw:connector>
        <draw:custom-shape draw:style-name="gr10" draw:text-style-name="P2" xml:id="id13" draw:id="id13" draw:layer="layout" svg:width="1.091cm" svg:height="0.99cm" svg:x="10.475cm" svg:y="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776cm" svg:height="1.238cm" svg:x="9.1cm" svg:y="3.6cm">
          <text:p text:style-name="P1">Get items to be sor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2" draw:id="id12" draw:layer="layout" svg:width="3.776cm" svg:height="1.237cm" svg:x="9.1cm" svg:y="6.2cm">
          <text:p text:style-name="P1">Set swapped to fa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10.988cm" svg:y1="4.838cm" svg:x2="10.988cm" svg:y2="6.2cm" draw:start-shape="id11" draw:start-glue-point="2" draw:end-shape="id12" draw:end-glue-point="0" svg:d="M10988 4838v1362" svg:viewBox="0 0 1 1363">
          <text:p/>
        </draw:connector>
        <draw:connector draw:style-name="gr5" draw:text-style-name="P4" draw:layer="layout" draw:type="line" svg:x1="10.988cm" svg:y1="7.437cm" svg:x2="10.965cm" svg:y2="9.384cm" draw:start-shape="id12" draw:start-glue-point="2" draw:end-shape="id7" draw:end-glue-point="0" svg:d="M10988 7437l-23 1947" svg:viewBox="0 0 24 1948">
          <text:p/>
        </draw:connector>
        <draw:connector draw:style-name="gr5" draw:text-style-name="P4" draw:layer="layout" draw:type="line" svg:x1="11.021cm" svg:y1="2.688cm" svg:x2="10.988cm" svg:y2="3.6cm" draw:start-shape="id13" draw:start-glue-point="8" draw:end-shape="id11" draw:end-glue-point="0" svg:d="M11021 2688l-33 912" svg:viewBox="0 0 34 913">
          <text:p/>
        </draw:connector>
      </draw:page>
      <draw:page draw:name="page2" draw:style-name="dp1" draw:master-page-name="Default">
        <draw:custom-shape draw:style-name="gr10" draw:text-style-name="P2" xml:id="id23" draw:id="id23" draw:layer="layout" svg:width="1.091cm" svg:height="0.99cm" svg:x="10.363cm" svg:y="1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3.776cm" svg:height="1.238cm" svg:x="9.043cm" svg:y="3.245cm">
          <text:p text:style-name="P1">Get items to be sor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1.789cm" svg:height="1.107cm" svg:x="10.044cm" svg:y="16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22" draw:id="id22" draw:layer="layout" svg:width="1.18cm" svg:height="1.208cm" svg:x="10.392cm" svg:y="27.247cm">
          <text:p/>
          <draw:enhanced-geometry svg:viewBox="0 0 21600 21600" draw:glue-points="10800 0 3163 3163 0 10800 3163 18437 10800 21600 18437 18437 21600 10800 18437 3163" draw:text-areas="3163 3163 18437 18437" draw:type="ring" draw:modifiers="1990.893947806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2" draw:layer="layout" svg:width="0.787cm" svg:height="0.804cm" svg:x="10.588cm" svg:y="27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3.776cm" svg:height="1.238cm" svg:x="9.013cm" svg:y="5.764cm">
          <text:p text:style-name="P1">Get items total number of i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3.776cm" svg:height="1.238cm" svg:x="9.035cm" svg:y="7.881cm">
          <text:p text:style-name="P1">Loop through each 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6" draw:id="id26" draw:layer="layout" svg:width="3.776cm" svg:height="1.238cm" svg:x="9.013cm" svg:y="9.885cm">
          <text:p text:style-name="P1">Set the minimum item index to the current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4" draw:id="id14" draw:layer="layout" svg:width="3.776cm" svg:height="2.102cm" svg:x="9.013cm" svg:y="12.336cm">
          <text:p text:style-name="P1">Loop through the current index plus one to the end index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7" draw:id="id17" draw:layer="layout" svg:width="1.788cm" svg:height="1.107cm" svg:x="10.064cm" svg:y="20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10.901cm" svg:y1="14.438cm" svg:x2="10.939cm" svg:y2="16.441cm" draw:start-shape="id14" draw:start-glue-point="2" draw:end-shape="id15" draw:end-glue-point="4" svg:d="M10901 14438l38 2003" svg:viewBox="0 0 39 2004">
          <text:p/>
        </draw:connector>
        <draw:custom-shape draw:style-name="gr1" draw:text-style-name="P1" xml:id="id16" draw:id="id16" draw:layer="layout" svg:width="3.776cm" svg:height="1.238cm" svg:x="15.276cm" svg:y="16.345cm">
          <text:p text:style-name="P1">Set the minimum item index to the current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4.256cm" svg:height="0.736cm" svg:x="11.363cm" svg:y="15.886cm">
          <draw:text-box>
            <text:p>Item &lt; min index item</text:p>
          </draw:text-box>
        </draw:frame>
        <draw:connector draw:style-name="gr13" draw:text-style-name="P4" draw:layer="layout" draw:type="line" svg:x1="11.833cm" svg:y1="16.995cm" svg:x2="15.276cm" svg:y2="16.964cm" draw:start-shape="id15" draw:start-glue-point="7" draw:end-shape="id16" svg:d="M11833 16995l3443-31" svg:viewBox="0 0 3444 32">
          <text:p/>
        </draw:connector>
        <draw:frame draw:style-name="gr14" draw:text-style-name="P5" draw:layer="layout" svg:width="2.762cm" svg:height="1.204cm" svg:x="6.93cm" svg:y="15.329cm">
          <draw:text-box>
            <text:p>Item &gt;= min index item</text:p>
          </draw:text-box>
        </draw:frame>
        <draw:connector draw:style-name="gr13" draw:text-style-name="P4" draw:layer="layout" draw:line-skew="-2.474cm" svg:x1="10.044cm" svg:y1="16.995cm" svg:x2="9.013cm" svg:y2="13.387cm" draw:start-shape="id15" draw:start-glue-point="5" draw:end-shape="id14" draw:end-glue-point="3" svg:d="M10044 16995h-4006v-3608h2975" svg:viewBox="0 0 4007 3609">
          <text:p/>
        </draw:connector>
        <draw:connector draw:style-name="gr13" draw:text-style-name="P4" draw:layer="layout" svg:x1="17.164cm" svg:y1="16.345cm" svg:x2="12.789cm" svg:y2="13.387cm" draw:start-shape="id16" draw:start-glue-point="0" draw:end-shape="id14" draw:end-glue-point="1" svg:d="M17164 16345v-2958h-4375" svg:viewBox="0 0 4376 2959">
          <text:p/>
        </draw:connector>
        <draw:frame draw:style-name="gr15" draw:text-style-name="P5" draw:layer="layout" svg:width="4.411cm" svg:height="0.683cm" svg:x="11.631cm" svg:y="17.714cm">
          <draw:text-box>
            <text:p>All items checked</text:p>
          </draw:text-box>
        </draw:frame>
        <draw:connector draw:style-name="gr13" draw:text-style-name="P4" draw:layer="layout" draw:type="line" svg:x1="10.939cm" svg:y1="17.548cm" svg:x2="10.958cm" svg:y2="20.149cm" draw:start-shape="id15" draw:start-glue-point="6" draw:end-shape="id17" svg:d="M10939 17548l19 2601" svg:viewBox="0 0 20 2602">
          <text:p/>
        </draw:connector>
        <draw:frame draw:style-name="gr16" draw:text-style-name="P5" draw:layer="layout" svg:width="4.79cm" svg:height="1.115cm" svg:x="11.786cm" svg:y="19.295cm">
          <draw:text-box>
            <text:p>Current index != min index</text:p>
          </draw:text-box>
        </draw:frame>
        <draw:custom-shape draw:style-name="gr1" draw:text-style-name="P1" xml:id="id18" draw:id="id18" draw:layer="layout" svg:width="3.776cm" svg:height="1.238cm" svg:x="15.188cm" svg:y="20.112cm">
          <text:p text:style-name="P1">Swap minimum item with current 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line" svg:x1="11.852cm" svg:y1="20.703cm" svg:x2="15.188cm" svg:y2="20.731cm" draw:start-shape="id17" draw:start-glue-point="7" draw:end-shape="id18" draw:end-glue-point="3" svg:d="M11852 20703l3336 28" svg:viewBox="0 0 3337 29">
          <text:p/>
        </draw:connector>
        <draw:frame draw:style-name="gr17" draw:text-style-name="P5" draw:layer="layout" svg:width="3.877cm" svg:height="1.115cm" svg:x="6.973cm" svg:y="20.989cm">
          <draw:text-box>
            <text:p>Current index == min index</text:p>
          </draw:text-box>
        </draw:frame>
        <draw:custom-shape draw:style-name="gr7" draw:text-style-name="P2" xml:id="id19" draw:id="id19" draw:layer="layout" svg:width="1.788cm" svg:height="1.107cm" svg:x="10.087cm" svg:y="22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5" draw:layer="layout" svg:width="4.368cm" svg:height="0.683cm" svg:x="11.118cm" svg:y="24.013cm">
          <draw:text-box>
            <text:p>All items checked</text:p>
          </draw:text-box>
        </draw:frame>
        <draw:connector draw:style-name="gr13" draw:text-style-name="P4" draw:layer="layout" draw:line-skew="-4.702cm" svg:x1="10.087cm" svg:y1="23.176cm" svg:x2="9.035cm" svg:y2="8.5cm" draw:start-shape="id19" draw:start-glue-point="5" draw:end-shape="id20" svg:d="M10087 23176h-6255v-14676h5203" svg:viewBox="0 0 6256 14677">
          <text:p/>
        </draw:connector>
        <draw:connector draw:style-name="gr13" draw:text-style-name="P4" draw:layer="layout" draw:type="line" svg:x1="10.958cm" svg:y1="21.256cm" svg:x2="10.981cm" svg:y2="22.622cm" draw:start-shape="id17" draw:start-glue-point="6" draw:end-shape="id19" draw:end-glue-point="4" svg:d="M10958 21256l23 1366" svg:viewBox="0 0 24 1367">
          <text:p/>
        </draw:connector>
        <draw:custom-shape draw:style-name="gr6" draw:text-style-name="P1" xml:id="id21" draw:id="id21" draw:layer="layout" svg:width="3.776cm" svg:height="1.237cm" svg:x="9.083cm" svg:y="25.081cm">
          <text:p text:style-name="P1">Items are in size or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line" svg:x1="10.981cm" svg:y1="23.729cm" svg:x2="10.971cm" svg:y2="25.081cm" draw:start-shape="id19" draw:start-glue-point="6" draw:end-shape="id21" draw:end-glue-point="0" svg:d="M10981 23729l-10 1352" svg:viewBox="0 0 11 1353">
          <text:p/>
        </draw:connector>
        <draw:connector draw:style-name="gr13" draw:text-style-name="P4" draw:layer="layout" draw:type="line" svg:x1="10.971cm" svg:y1="26.318cm" svg:x2="10.982cm" svg:y2="27.247cm" draw:start-shape="id21" draw:start-glue-point="2" draw:end-shape="id22" draw:end-glue-point="4" svg:d="M10971 26318l11 929" svg:viewBox="0 0 12 930">
          <text:p/>
        </draw:connector>
        <draw:connector draw:style-name="gr13" draw:text-style-name="P4" draw:layer="layout" svg:x1="17.076cm" svg:y1="21.35cm" svg:x2="11.875cm" svg:y2="23.176cm" draw:start-shape="id18" draw:start-glue-point="2" draw:end-shape="id19" draw:end-glue-point="7" svg:d="M17076 21350v1826h-5201" svg:viewBox="0 0 5202 1827">
          <text:p/>
        </draw:connector>
        <draw:connector draw:style-name="gr13" draw:text-style-name="P4" draw:layer="layout" draw:type="line" svg:x1="10.909cm" svg:y1="2.199cm" svg:x2="10.931cm" svg:y2="3.245cm" draw:start-shape="id23" draw:start-glue-point="8" draw:end-shape="id24" draw:end-glue-point="0" svg:d="M10909 2199l22 1046" svg:viewBox="0 0 23 1047">
          <text:p/>
        </draw:connector>
        <draw:connector draw:style-name="gr13" draw:text-style-name="P4" draw:layer="layout" draw:type="line" svg:x1="10.931cm" svg:y1="4.483cm" svg:x2="10.901cm" svg:y2="5.764cm" draw:start-shape="id24" draw:start-glue-point="2" draw:end-shape="id25" draw:end-glue-point="0" svg:d="M10931 4483l-30 1281" svg:viewBox="0 0 31 1282">
          <text:p/>
        </draw:connector>
        <draw:connector draw:style-name="gr13" draw:text-style-name="P4" draw:layer="layout" draw:type="line" svg:x1="10.901cm" svg:y1="7.002cm" svg:x2="10.923cm" svg:y2="7.881cm" draw:start-shape="id25" draw:start-glue-point="2" draw:end-shape="id20" draw:end-glue-point="0" svg:d="M10901 7002l22 879" svg:viewBox="0 0 23 880">
          <text:p/>
        </draw:connector>
        <draw:connector draw:style-name="gr13" draw:text-style-name="P4" draw:layer="layout" draw:type="line" svg:x1="10.923cm" svg:y1="9.119cm" svg:x2="10.901cm" svg:y2="9.885cm" draw:start-shape="id20" draw:start-glue-point="2" draw:end-shape="id26" svg:d="M10923 9119l-22 766" svg:viewBox="0 0 23 767">
          <text:p/>
        </draw:connector>
        <draw:connector draw:style-name="gr13" draw:text-style-name="P4" draw:layer="layout" draw:type="line" svg:x1="10.901cm" svg:y1="11.123cm" svg:x2="10.901cm" svg:y2="12.336cm" draw:start-shape="id26" draw:start-glue-point="2" draw:end-shape="id14" draw:end-glue-point="0" svg:d="M10901 11123v1213" svg:viewBox="0 0 1 12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-gradient-name="Gradient_20_1" draw:fill-hatch-name="Red_20_90_20_Degrees_20_Crossed_20_1" draw:fill-image-name="Bitmap_20_1" draw:textarea-vertical-align="to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04T01:34:53.396000000</meta:creation-date>
    <dc:date>2024-04-10T11:35:31.469000000</dc:date>
    <meta:editing-duration>PT25M52S</meta:editing-duration>
    <meta:editing-cycles>5</meta:editing-cycles>
    <meta:generator>LibreOffice/7.4.7.2$Windows_X86_64 LibreOffice_project/723314e595e8007d3cf785c16538505a1c878ca5</meta:generator>
    <meta:document-statistic meta:object-count="69"/>
  </office:meta>
</office:document-meta>
</file>